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b0d0" officeooo:paragraph-rsid="000cb0d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8b9b" officeooo:paragraph-rsid="000e8b9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261c" officeooo:paragraph-rsid="000f261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ec79" officeooo:paragraph-rsid="0010ec7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0a90" officeooo:paragraph-rsid="00110a9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ddda" officeooo:paragraph-rsid="0012ddd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d08f" officeooo:paragraph-rsid="0014d08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cdab" officeooo:paragraph-rsid="0018cda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cb0d0" officeooo:paragraph-rsid="000cb0d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e5bb9" officeooo:paragraph-rsid="000e5bb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e8b9b" officeooo:paragraph-rsid="000e8b9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ec79" officeooo:paragraph-rsid="0010ec7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ddda" officeooo:paragraph-rsid="0012ddd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4d08f" officeooo:paragraph-rsid="0014d08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8cdab" officeooo:paragraph-rsid="0018cda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94638" officeooo:paragraph-rsid="0019463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weight="bold" officeooo:rsid="00194638" officeooo:paragraph-rsid="00194638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bold" officeooo:rsid="00194638" officeooo:paragraph-rsid="0019463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bold" officeooo:rsid="001a6654" officeooo:paragraph-rsid="001a665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bold" officeooo:rsid="001b38ff" officeooo:paragraph-rsid="001b38f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a6654" officeooo:paragraph-rsid="001a665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b38ff" officeooo:paragraph-rsid="001b38f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italic" style:text-underline-style="solid" style:text-underline-width="auto" style:text-underline-color="font-color" fo:font-weight="normal" officeooo:rsid="001b38ff" officeooo:paragraph-rsid="001b38ff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normal" officeooo:rsid="001b38ff" officeooo:paragraph-rsid="001b38f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normal" officeooo:rsid="001cc933" officeooo:paragraph-rsid="001cc93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normal" officeooo:rsid="001dad82" officeooo:paragraph-rsid="001dad8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bold" officeooo:rsid="001cc933" officeooo:paragraph-rsid="001cc93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style:text-underline-style="none" fo:font-weight="bold" officeooo:rsid="001dad82" officeooo:paragraph-rsid="001dad8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5bb9" style:font-weight-asian="normal" style:font-weight-complex="normal"/>
    </style:style>
    <style:style style:name="T3" style:family="text">
      <style:text-properties fo:font-weight="normal" officeooo:rsid="000e8b9b" style:font-weight-asian="normal" style:font-weight-complex="normal"/>
    </style:style>
    <style:style style:name="T4" style:family="text">
      <style:text-properties fo:font-weight="normal" officeooo:rsid="001a6654" style:font-weight-asian="normal" style:font-weight-complex="normal"/>
    </style:style>
    <style:style style:name="T5" style:family="text">
      <style:text-properties officeooo:rsid="000f261c"/>
    </style:style>
    <style:style style:name="T6" style:family="text">
      <style:text-properties officeooo:rsid="00102011"/>
    </style:style>
    <style:style style:name="T7" style:family="text">
      <style:text-properties officeooo:rsid="00110a90"/>
    </style:style>
    <style:style style:name="T8" style:family="text">
      <style:text-properties officeooo:rsid="0012ddd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2fbde"/>
    </style:style>
    <style:style style:name="T12" style:family="text">
      <style:text-properties officeooo:rsid="00145e6e"/>
    </style:style>
    <style:style style:name="T13" style:family="text">
      <style:text-properties officeooo:rsid="001804c0"/>
    </style:style>
    <style:style style:name="T14" style:family="text">
      <style:text-properties officeooo:rsid="00194638"/>
    </style:style>
    <style:style style:name="T15" style:family="text">
      <style:text-properties officeooo:rsid="001b8581"/>
    </style:style>
    <style:style style:name="T16" style:family="text">
      <style:text-properties officeooo:rsid="001f6f37"/>
    </style:style>
    <style:style style:name="T17" style:family="text">
      <style:text-properties officeooo:rsid="0020e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y Attacks</text:p>
      <text:p text:style-name="P9"/>
      <text:p text:style-name="P9">Calling a function: </text:p>
      <text:p text:style-name="P9"><text:tab/><text:span text:style-name="T1">-create a stack frame by pushing info onto stack</text:span></text:p>
      <text:p text:style-name="P9"><text:span text:style-name="T1">- data/params passed to stack</text:span></text:p>
      <text:p text:style-name="P9"><text:span text:style-name="T1">-instruction pointer, return pointer, etc</text:span></text:p>
      <text:p text:style-name="P9"><text:span text:style-name="T1">-func call loads memory address of function into instruction pointer</text:span></text:p>
      <text:p text:style-name="P9"><text:span text:style-name="T1">-saved return pointer loaded back into instruction pointer when we exit function</text:span></text:p>
      <text:p text:style-name="P9"><text:span text:style-name="T1"><text:tab/>-return pointer is popped off stack</text:span></text:p>
      <text:p text:style-name="P9"><text:span text:style-name="T1"/></text:p>
      <text:p text:style-name="P9"><text:span text:style-name="T1"/></text:p>
      <text:p text:style-name="P9">Exec: memcor/stackDemo/</text:p>
      <text:p text:style-name="P9">- <text:span text:style-name="T2">fscanf is the vulnerable code</text:span></text:p>
      <text:p text:style-name="P9"><text:span text:style-name="T2">- scanning in too large of an input overflows the input buffer (char* buffer1[])</text:span></text:p>
      <text:p text:style-name="P9"><text:span text:style-name="T2">- if we say the buffer will be ~20, then input 40 characters, it will overflow and the data</text:span></text:p>
      <text:p text:style-name="P10"><text:span text:style-name="T1"><text:tab/>will be too filled</text:span></text:p>
      <text:p text:style-name="P10"><text:span text:style-name="T1">-will cause us to overwrite old values that we need, such as return pointers, and will cause us to try and return to an invalid address.</text:span></text:p>
      <text:p text:style-name="P10"><text:span text:style-name="T1"><text:tab/>-using this as an attack, you could put in specific input to make the program go to a specific location, perform a specific behavior, etc</text:span></text:p>
      <text:p text:style-name="P10"><text:span text:style-name="T1">-</text:span><text:span text:style-name="T3">attacker can save original return address to both jump to your own function, then go back to the old return address to exit cleanly</text:span></text:p>
      <text:p text:style-name="P10"><text:span text:style-name="T3"><text:tab/>-would look like nothing ever happened</text:span></text:p>
      <text:p text:style-name="P11">Exec: memcor/authFlag/</text:p>
      <text:p text:style-name="P2">-using <text:span text:style-name="T5">17</text:span> ‘A’s to overflow buffer the exact correct amount.</text:p>
      <text:p text:style-name="P2"><text:tab/>-buffer holds 12 characters, ‘<text:span text:style-name="T5">secret’ is the password, so 18 characters at minimum</text:span></text:p>
      <text:p text:style-name="P3">- when the input is 17 characters long, there’s also a ‘\0’ at the end, making it 18.</text:p>
      <text:p text:style-name="P3">- the overflow causes us to overwrite the strcmp function call in the stack, so that function doesn’t even get evaluated.</text:p>
      <text:p text:style-name="P3">- we instead skip over to the statement auth-flag=1 which evalutes the passwd to true</text:p>
      <text:p text:style-name="P3">- the function call is 4 bytes ish, so that gives us +/- 4 characters in input. We can input either 17-24 characters and they will all work, but less will fail to overwrite the strcmp instructions and too many will cause a segfault as it overwrites the return address pointer</text:p>
      <text:p text:style-name="P3"/>
      <text:p text:style-name="P3"/>
      <text:p text:style-name="P3"><text:tab/>-<text:span text:style-name="T6">fix by using a more secure I/O (fnscan, fscann, etc)</text:span></text:p>
      <text:p text:style-name="P3"><text:tab/><text:tab/>-<text:span text:style-name="T6">limits the amount of data written to a buffer</text:span></text:p>
      <text:p text:style-name="P3"><text:tab/>-<text:span text:style-name="T6">keep stack canary enabled so it can detect stack smashing</text:span></text:p>
      <text:p text:style-name="P3"/>
      <text:p text:style-name="P12">Exec: memcor/returnAddressMangleCode:</text:p>
      <text:p text:style-name="P4">-overwriting return address to a valid location to jump to our own function</text:p>
      <text:p text:style-name="P4"><text:tab/>-has to be valid address to avoid seg faults</text:p>
      <text:p text:style-name="P4">-disassemble code to see return address of winning function(), change ret* to this address</text:p>
      <text:p text:style-name="P4">-forces the code to return to our function instead of exiting the code</text:p>
      <text:p text:style-name="P4"/>
      <text:p text:style-name="P12"/>
      <text:p text:style-name="P12"/>
      <text:p text:style-name="P12"/>
      <text:p text:style-name="P12"><text:soft-page-break/>Exec: memcor/returnAddressMangleRuntime:</text:p>
      <text:p text:style-name="P4">-modify return address with a buffer overflow instead of manually</text:p>
      <text:p text:style-name="P4">-<text:span text:style-name="T7">080492b3 = starting address of winning Function</text:span></text:p>
      <text:p text:style-name="P4">- <text:span text:style-name="T7">disasemble program to find starting address of winning Func, change exploit.py to fill the input file with A’s then fills the rest in with the starting address</text:span></text:p>
      <text:p text:style-name="P4">-<text:span text:style-name="T7">overflows the input buffer reading the input file, overflows the fscanf, then uses the address we put in exploit.py as the return, sending us to winning function</text:span></text:p>
      <text:p text:style-name="P5">- the return sends us to winning func, acting as a function call, then winning func executes and we tru to return back to main(), but the stack frame is deleted already so we get a seg fault</text:p>
      <text:p text:style-name="P5"/>
      <text:p text:style-name="P5"/>
      <text:p text:style-name="P13">Shellcode:</text:p>
      <text:p text:style-name="P6">-ability to use overflows to send a program to execute arbitrary shell instructions</text:p>
      <text:p text:style-name="P6">- shellcode is machine code crafted to be injected into a vulnerable program</text:p>
      <text:p text:style-name="P6">- spawns as interactive shell within /<text:span text:style-name="T9">bin</text:span><text:span text:style-name="T10">/sh</text:span></text:p>
      <text:p text:style-name="P6"><text:span text:style-name="T10">-can write shellcode by compiling c or assembly, extract from binary</text:span></text:p>
      <text:p text:style-name="P6"><text:span text:style-name="T10">-we can insert the shell code using buffer overflow vulns</text:span></text:p>
      <text:p text:style-name="P6"><text:span text:style-name="T10">-when the vuln function exits, the shellcode will be executed</text:span></text:p>
      <text:p text:style-name="P4">-<text:span text:style-name="T8">often portrayed in hex format, will execute a shell when ran from the stack</text:span></text:p>
      <text:p text:style-name="P4">-<text:span text:style-name="T8">overflow a buffer to fill the stack to modify the return address to point to our shellcode</text:span></text:p>
      <text:p text:style-name="P4"><text:tab/>- “<text:span text:style-name="T8">smashing a stack”</text:span></text:p>
      <text:p text:style-name="P4"/>
      <text:p text:style-name="P4"/>
      <text:p text:style-name="P13">Exec: memcor/readData1/</text:p>
      <text:p text:style-name="P6">-<text:span text:style-name="T11">modify exploit.py, makes readData1 overflow and read our shell script, gives us root access.</text:span></text:p>
      <text:p text:style-name="P6">- <text:span text:style-name="T12">run, get the hint of the buffer address, change buffer size to 36</text:span></text:p>
      <text:p text:style-name="P6">- <text:span text:style-name="T12">run exploit.py, then run readData1 with input.txt from exploit.py nd it should give us root access</text:span></text:p>
      <text:p text:style-name="P6"/>
      <text:p text:style-name="P14">Guessing/Probability/NOP (No-Op) Sled:</text:p>
      <text:p text:style-name="P7">-sometimes we don’t have all the info to properly use buffer overflows to our adv</text:p>
      <text:p text:style-name="P7">- can use NOP sled to improve our chances of guessing info properly</text:p>
      <text:p text:style-name="P7">- a bunch of instructions that don’t do anything, but can give us useful information about the buffers and vulnerable code</text:p>
      <text:p text:style-name="P7">- used to find return addresses – can point anywhere in NOP</text:p>
      <text:p text:style-name="P7">- Nop Sled – appending a lot of NOPS at the front of the shellcode</text:p>
      <text:p text:style-name="P7"><text:tab/>-helps to find return address to put shell code into buffer</text:p>
      <text:p text:style-name="P7">-<text:span text:style-name="T13">gdp for main address</text:span></text:p>
      <text:p text:style-name="P7">-<text:span text:style-name="T13">put a very large NOP into shellcode(300)</text:span></text:p>
      <text:p text:style-name="P7">-<text:span text:style-name="T13">will process NOP until reaching shell code, can give us buffer address</text:span></text:p>
      <text:p text:style-name="P7"/>
      <text:p text:style-name="P15">Environment Variables:</text:p>
      <text:p text:style-name="P8">-inherited by program from its exec environment</text:p>
      <text:p text:style-name="P8">-allocated on program stack</text:p>
      <text:p text:style-name="P8">-env, $PATH, etc</text:p>
      <text:p text:style-name="P8">- export shell code as an environment variable</text:p>
      <text:p text:style-name="P8">-try on readData2, check for syntax on slides</text:p>
      <text:p text:style-name="P8"/>
      <text:p text:style-name="P15">SETUID:</text:p>
      <text:p text:style-name="P8">-enables users to run executable with the permissions of the exec owner</text:p>
      <text:p text:style-name="P8"><text:soft-page-break/>-used for tasks that require higher privileges (sudo, root, passwd, etc)</text:p>
      <text:p text:style-name="P8">- <text:span text:style-name="T14">if has a vuln, may be able to run code as root</text:span></text:p>
      <text:p text:style-name="P8"/>
      <text:p text:style-name="P16">Data Exec Prevention:</text:p>
      <text:p text:style-name="P18"><text:span text:style-name="T4">when we have proper protections, stack smashing gets detected and we seg fault</text:span></text:p>
      <text:p text:style-name="P17"><text:span text:style-name="T4"/></text:p>
      <text:p text:style-name="P19">Return to lib-c attack:</text:p>
      <text:p text:style-name="P21">-have code return to functions in c library if we can’t run shellcode</text:p>
      <text:p text:style-name="P21"/>
      <text:p text:style-name="P19">System(command):</text:p>
      <text:p text:style-name="P21">-int system(const char* command)</text:p>
      <text:p text:style-name="P21"><text:tab/>-executes command pointed to by string command</text:p>
      <text:p text:style-name="P21">-EX: system(“mkdir temp”), system(“bash”)</text:p>
      <text:p text:style-name="P21"/>
      <text:p text:style-name="P19">Calling system():</text:p>
      <text:p text:style-name="P21">-can call it in a buffer overflow by overwriting return address with address of system in libC</text:p>
      <text:p text:style-name="P21">-must make stack look as if system() was called legit</text:p>
      <text:p text:style-name="P21"/>
      <text:p text:style-name="P19">Exec: memcor/readData4:</text:p>
      <text:p text:style-name="P21">-defeat DEP with a return-to-libc exploit</text:p>
      <text:p text:style-name="P21"/>
      <text:p text:style-name="P21"/>
      <text:p text:style-name="P20">Slash Sled: </text:p>
      <text:p text:style-name="P22">-using ‘////’ as a form of NOP sled</text:p>
      <text:p text:style-name="P22">-guessing address of command string</text:p>
      <text:p text:style-name="P22">- increases odds of finding address of string in memory</text:p>
      <text:p text:style-name="P22"/>
      <text:p text:style-name="P20">Canary Values:</text:p>
      <text:p text:style-name="P22">-stack smashing protection against NOP and slash sleds</text:p>
      <text:p text:style-name="P22">-value in the stack to detect smashing</text:p>
      <text:p text:style-name="P22">- 24 bits and one null byte</text:p>
      <text:p text:style-name="P22">- protect stack from being attacked</text:p>
      <text:p text:style-name="P22">- we have to exploit non-stack based overflow</text:p>
      <text:p text:style-name="P22"><text:tab/>-heap based, function pointer</text:p>
      <text:p text:style-name="P22">- memory info leaks</text:p>
      <text:p text:style-name="P22">-brute force (16 mil attempts)</text:p>
      <text:p text:style-name="P23">Demo:</text:p>
      <text:p text:style-name="P24">-<text:span text:style-name="T15">using printf() memory leaks to print info from stack, helps get around stack smashing</text:span></text:p>
      <text:p text:style-name="P24">- <text:span text:style-name="T15">tells us canary values, so we can put canary value back in through buffer overflow to avoid detection of stack smashing as canary values are the same</text:span></text:p>
      <text:p text:style-name="P24"/>
      <text:p text:style-name="P27">Leaking memory at runtime:</text:p>
      <text:p text:style-name="P25">-append file name to system command() as part of memory leak</text:p>
      <text:p text:style-name="P25">-instead of calculating/guessing address of command string, use memory leak to find it</text:p>
      <text:p text:style-name="P25"/>
      <text:p text:style-name="P28">ASLR:</text:p>
      <text:p text:style-name="P26">-similar to canary values but randomize every time within a certain range</text:p>
      <text:p text:style-name="P26">-more effective stack smashing defense</text:p>
      <text:p text:style-name="P26">-can brute force, not feasible for 64 bit systems</text:p>
      <text:p text:style-name="P26"><text:soft-page-break/>-have to utilize memory info leaks</text:p>
      <text:p text:style-name="P26">-use info found on stacks to derive offset values that form ASLR</text:p>
      <text:p text:style-name="P26">-<text:span text:style-name="T16">find address of system() and command string</text:span></text:p>
      <text:p text:style-name="P26">- <text:span text:style-name="T17">derive system() address from start_main, look in stack</text:span></text:p>
      <text:p text:style-name="P26">- <text:span text:style-name="T17">main is called by start_main(), in same library, in same continuous address space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4:02:41.799937818</meta:creation-date>
    <dc:date>2023-06-13T10:22:19.297179020</dc:date>
    <meta:editing-duration>PT17H11M2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113" meta:word-count="1135" meta:character-count="6641" meta:non-whitespace-character-count="5600"/>
  </office:meta>
</office:document-meta>
</file>